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06EA90EB8A7B66C1415.jpg" manifest:media-type="image/jpeg"/>
  <manifest:file-entry manifest:full-path="Pictures/100000000000002C00000036B0024401DB8B22CE.bmp" manifest:media-type="image/bmp"/>
  <manifest:file-entry manifest:full-path="Pictures/10000000000000A00000003F561E901BCF60E940.png" manifest:media-type="image/png"/>
  <manifest:file-entry manifest:full-path="Pictures/1000000000000119000000629940FEF25F10A66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4" style:family="paragraph" style:parent-style-name="Standard">
      <style:paragraph-properties fo:margin-left="0.617cm" fo:margin-right="-0.018cm" fo:line-height="100%" fo:text-indent="-0.635cm" style:auto-text-indent="false">
        <style:tab-stops/>
      </style:paragraph-properties>
    </style:style>
    <style:style style:name="P45" style:family="paragraph" style:parent-style-name="Standard" style:master-page-name="First_20_Page">
      <style:paragraph-properties fo:text-align="end" style:justify-single-word="false" style:page-number="auto"/>
      <style:text-properties style:font-name="Arial" fo:language="ca" fo:country="ES"/>
    </style:style>
    <style:style style:name="P46" style:family="paragraph" style:parent-style-name="Standard">
      <style:paragraph-properties fo:text-align="justify" style:justify-single-word="false"/>
      <style:text-properties fo:language="ca" fo:country="ES" officeooo:paragraph-rsid="00091d49" fo:background-color="transparent" style:language-asian="zxx" style:country-asian="none" style:language-complex="zxx" style:country-complex="none"/>
    </style:style>
    <style:style style:name="P47" style:family="paragraph" style:parent-style-name="Standard">
      <style:text-properties fo:language="ca" fo:country="ES" officeooo:paragraph-rsid="000a2127"/>
    </style:style>
    <style:style style:name="P48" style:family="paragraph" style:parent-style-name="Text_20_body" style:list-style-name="L1"/>
    <style:style style:name="P49" style:family="paragraph" style:parent-style-name="Text_20_body" style:list-style-name="L1">
      <style:text-properties fo:language="ca" fo:country="ES"/>
    </style:style>
    <style:style style:name="P50" style:family="paragraph" style:parent-style-name="Text_20_body" style:list-style-name="L2">
      <style:text-properties fo:language="ca" fo:country="ES"/>
    </style:style>
    <style:style style:name="P51" style:family="paragraph" style:parent-style-name="Text_20_body" style:list-style-name="L3">
      <style:text-properties fo:language="ca" fo:country="ES"/>
    </style:style>
    <style:style style:name="P52" style:family="paragraph" style:parent-style-name="Text_20_body" style:list-style-name="L4">
      <style:text-properties fo:language="ca" fo:country="ES" fo:background-color="transparent"/>
    </style:style>
    <style:style style:name="P53" style:family="paragraph" style:parent-style-name="Text_20_body">
      <style:paragraph-properties fo:text-align="justify" style:justify-single-word="false"/>
      <style:text-properties fo:language="ca" fo:country="ES" officeooo:rsid="00091d49" officeooo:paragraph-rsid="00091d49" fo:background-color="transparent"/>
    </style:style>
    <style:style style:name="P54" style:family="paragraph" style:parent-style-name="Text_20_body" style:list-style-name="L5">
      <style:paragraph-properties fo:text-align="justify" style:justify-single-word="false"/>
      <style:text-properties fo:language="ca" fo:country="ES" officeooo:rsid="00091d49" officeooo:paragraph-rsid="00091d49" fo:background-color="transparent"/>
    </style:style>
    <style:style style:name="P55" style:family="paragraph" style:parent-style-name="Text_20_body" style:list-style-name="L5">
      <style:paragraph-properties fo:text-align="justify" style:justify-single-word="false"/>
      <style:text-properties fo:language="ca" fo:country="ES" officeooo:rsid="000a2127" officeooo:paragraph-rsid="000a2127" fo:background-color="transparent"/>
    </style:style>
    <style:style style:name="P56" style:family="paragraph" style:parent-style-name="Text_20_body">
      <style:paragraph-properties fo:text-align="justify" style:justify-single-word="false"/>
      <style:text-properties fo:language="ca" fo:country="ES"/>
    </style:style>
    <style:style style:name="P57" style:family="paragraph" style:parent-style-name="Text_20_body">
      <style:paragraph-properties fo:text-align="justify" style:justify-single-word="false"/>
      <style:text-properties fo:language="ca" fo:country="ES" officeooo:paragraph-rsid="000a2127"/>
    </style:style>
    <style:style style:name="P58" style:family="paragraph" style:parent-style-name="Text_20_body" style:list-style-name="L7">
      <style:paragraph-properties fo:text-align="justify" style:justify-single-word="false"/>
      <style:text-properties fo:language="ca" fo:country="ES" officeooo:paragraph-rsid="000a2127"/>
    </style:style>
    <style:style style:name="P59" style:family="paragraph" style:parent-style-name="Text_20_body" style:list-style-name="L6"/>
    <style:style style:name="P60" style:family="paragraph" style:parent-style-name="Text_20_body" style:list-style-name="L6">
      <style:text-properties officeooo:rsid="00091d49" officeooo:paragraph-rsid="00091d49"/>
    </style:style>
    <style:style style:name="P61" style:family="paragraph" style:parent-style-name="Text_20_body" style:list-style-name="L6">
      <style:text-properties officeooo:rsid="000a2127" officeooo:paragraph-rsid="000a2127"/>
    </style:style>
    <style:style style:name="P62" style:family="paragraph" style:parent-style-name="Text_20_body">
      <style:text-properties officeooo:rsid="000a2127" officeooo:paragraph-rsid="000a2127"/>
    </style:style>
    <style:style style:name="P63" style:family="paragraph" style:parent-style-name="Heading_20_2">
      <style:text-properties fo:language="ca" fo:country="ES"/>
    </style:style>
    <style:style style:name="P64" style:family="paragraph" style:parent-style-name="Heading_20_2">
      <style:text-properties fo:language="ca" fo:country="ES" officeooo:paragraph-rsid="00091d49" style:language-asian="zxx" style:country-asian="none" style:language-complex="zxx" style:country-complex="none"/>
    </style:style>
    <style:style style:name="P65" style:family="paragraph" style:parent-style-name="Heading_20_2">
      <style:paragraph-properties fo:text-align="justify" style:justify-single-word="false"/>
      <style:text-properties fo:language="ca" fo:country="ES"/>
    </style:style>
    <style:style style:name="P66" style:family="paragraph" style:parent-style-name="Heading_20_2">
      <style:text-properties fo:language="ca" fo:country="ES" fo:background-color="transparent"/>
    </style:style>
    <style:style style:name="P67" style:family="paragraph" style:parent-style-name="Heading_20_2">
      <style:paragraph-properties fo:text-align="justify" style:justify-single-word="false"/>
      <style:text-properties fo:language="ca" fo:country="ES" fo:background-color="transparent"/>
    </style:style>
    <style:style style:name="P68" style:family="paragraph" style:parent-style-name="Heading_20_2">
      <style:text-properties fo:language="ca" fo:country="ES" officeooo:paragraph-rsid="00091d49" fo:background-color="transparent"/>
    </style:style>
    <style:style style:name="P69" style:family="paragraph" style:parent-style-name="Heading_20_2">
      <style:text-properties fo:language="ca" fo:country="ES" officeooo:paragraph-rsid="00091d49"/>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1" style:list-style-name="">
      <style:paragraph-properties fo:text-align="justify" style:justify-single-word="false"/>
      <style:text-properties fo:language="ca" fo:country="ES" officeooo:paragraph-rsid="00091d49"/>
    </style:style>
    <style:style style:name="P72" style:family="paragraph" style:parent-style-name="Heading_20_1">
      <style:paragraph-properties fo:break-before="page"/>
      <style:text-properties fo:language="ca" fo:country="ES"/>
    </style:style>
    <style:style style:name="P73" style:family="paragraph" style:parent-style-name="Heading_20_1">
      <style:paragraph-properties fo:break-before="page"/>
      <style:text-properties fo:language="ca" fo:country="ES" fo:background-color="transparent"/>
    </style:style>
    <style:style style:name="P74" style:family="paragraph" style:parent-style-name="Heading_20_1">
      <style:paragraph-properties fo:text-align="justify" style:justify-single-word="false" fo:break-before="page"/>
      <style:text-properties fo:language="ca" fo:country="ES" officeooo:paragraph-rsid="00091d49"/>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T9" style:family="text">
      <style:text-properties officeooo:rsid="00091d49"/>
    </style:style>
    <style:style style:name="T10" style:family="text">
      <style:text-properties fo:font-weight="bold" style:font-weight-asian="bold" style:font-weight-complex="bold"/>
    </style:style>
    <style:style style:name="T11" style:family="text">
      <style:text-properties officeooo:rsid="000a2127"/>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2"/>
      <text:p text:style-name="P12"/>
      <text:p text:style-name="P12"/>
      <text:p text:style-name="P13"><draw:frame draw:style-name="fr2" draw:name="gráficos2" text:anchor-type="paragraph" svg:width="5.232cm" svg:height="2.027cm" draw:z-index="25"><draw:image xlink:href="Pictures/10000000000000A00000003F561E901BCF60E940.png" xlink:type="simple" xlink:show="embed" xlink:actuate="onLoad" loext:mime-type="image/png"/></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3" draw:name="gráficos3" text:anchor-type="paragraph" svg:width="7.354cm" svg:height="3.256cm" draw:z-index="24"><draw:image xlink:href="Pictures/10000000000001080000006EA90EB8A7B66C1415.jpg" xlink:type="simple" xlink:show="embed" xlink:actuate="onLoad" loext:mime-type="image/jpeg"/></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26"><draw:image xlink:href="Pictures/1000000000000119000000629940FEF25F10A66D.jpg" xlink:type="simple" xlink:show="embed" xlink:actuate="onLoad" loext:mime-type="image/jpe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8">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7">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8">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5">1.- Introducció<text:tab/>4</text:p>
          <text:p text:style-name="P70">1.1.- Introducció General<text:tab/>4</text:p>
          <text:p text:style-name="P75">2.- Instal·lació inicial<text:tab/>5</text:p>
          <text:p text:style-name="P70">2.1.- Passes a seguir per actualitzar la versió<text:tab/>5</text:p>
          <text:p text:style-name="P70">2.2.- Manuals<text:tab/>5</text:p>
          <text:p text:style-name="P75">3.- Dir3Caib v.1.0.0<text:tab/>6</text:p>
          <text:p text:style-name="P70">3.1.- Passes a seguir per actualitzar la versió<text:tab/>6</text:p>
          <text:p text:style-name="P75">4.- Dir3Caib v.1.0.1<text:tab/>7</text:p>
          <text:p text:style-name="P70">4.1.- Passes a seguir per actualitzar la versió<text:tab/>7</text:p>
          <text:p text:style-name="P70">4.2.- Canvis i millores<text:tab/>7</text:p>
          <text:p text:style-name="P70">4.3.- Scripts SQL<text:tab/>7</text:p>
          <text:p text:style-name="P75">5.- Regweb v.1.0.2<text:tab/>8</text:p>
          <text:p text:style-name="P70">5.1.- Passes a seguir per actualitzar la versió<text:tab/>8</text:p>
          <text:p text:style-name="P70">5.2.- Canvis i millores<text:tab/>8</text:p>
          <text:p text:style-name="P70">5.3.- Scripts SQL<text:tab/>8</text:p>
          <text:p text:style-name="P75">6.- Dir3Caib v.1.0.3<text:tab/>9</text:p>
          <text:p text:style-name="P70">6.1.- Passes a seguir per actualitzar la versió<text:tab/>9</text:p>
          <text:p text:style-name="P70">6.2.- Canvis i millores<text:tab/>9</text:p>
          <text:p text:style-name="P70">6.3.- Scripts SQL<text:tab/>9</text:p>
          <text:p text:style-name="P75">7.- Dir3Caib v.1.0.4<text:tab/>10</text:p>
          <text:p text:style-name="P70">7.1.- Passes a seguir per actualitzar la versió<text:tab/>10</text:p>
          <text:p text:style-name="P70">7.2.- Canvis i millores<text:tab/>10</text:p>
          <text:p text:style-name="P70">7.3.- Scripts SQL<text:tab/>10</text:p>
          <text:p text:style-name="P75">8.- Dir3caib v.1.0.5<text:tab/>11</text:p>
          <text:p text:style-name="P70">8.1.- Passes a seguir per actualitzar la versió<text:tab/>11</text:p>
          <text:p text:style-name="P70">8.2.- Canvis i millores<text:tab/>11</text:p>
          <text:p text:style-name="P70">8.3.- Scripts SQL<text:tab/>11</text:p>
          <text:p text:style-name="P75">9.- Dir3Caib v.1.0.6<text:tab/>12</text:p>
          <text:p text:style-name="P70">9.1.- Passes a seguir per actualitzar la versió<text:tab/>12</text:p>
          <text:p text:style-name="P70">9.2.- Canvis i millores<text:tab/>12</text:p>
          <text:p text:style-name="P70">9.3.- Scripts SQL<text:tab/>12</text:p>
          <text:p text:style-name="P75">10.- Dir3Caib v.1.0.7<text:tab/>13</text:p>
          <text:p text:style-name="P70">10.1.- Passes a seguir per actualitzar la versió<text:tab/>13</text:p>
          <text:p text:style-name="P70">10.2.- Canvis i millores<text:tab/>13</text:p>
          <text:p text:style-name="P70">10.3.- Scripts actualització sql<text:tab/>13</text:p>
        </text:index-body>
      </text:table-of-content>
      <text:p text:style-name="P33"/>
      <text:p text:style-name="P33"/>
      <text:p text:style-name="P33"/>
      <text:p text:style-name="P33"/>
      <text:p text:style-name="P33"/>
      <text:p text:style-name="P33"/>
      <text:p text:style-name="P33"/>
      <text:p text:style-name="P33"/>
      <text:h text:style-name="P72" text:outline-level="1">Introducció</text:h>
      <text:p text:style-name="P5"/>
      <text:h text:style-name="P63" text:outline-level="2">Introducció General</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72" text:outline-level="1">Instal·lació inicial</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69" text:outline-level="2">Passes a seguir <text:span text:style-name="T9">per actualitzar la versió</text:span></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4"><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2"/>
      <text:p text:style-name="P37">4.- Carregar les dades inicials a la bbdd, se poden trobar al codi de l'aplicació descarregat:</text:p>
      <text:p text:style-name="P44"><text:span text:style-name="T1">$HOME/dir3caib/scripts/bbdd/</text:span><text:span text:style-name="T2">[x.y]</text:span><text:span text:style-name="T1">/</text:span><text:span text:style-name="T2">[sgbd]</text:span><text:span text:style-name="T1">/regweb3_create_data.sql</text:span></text:p>
      <text:p text:style-name="P42"/>
      <text:p text:style-name="P43"><text:span text:style-name="T4">(On </text:span><text:span text:style-name="T5">[sgbd]</text:span><text:span text:style-name="T4"> pot ser Oracle o PostgreSQL i </text:span><text:span text:style-name="T5">[x.y]</text:span><text:span text:style-name="T4"> <text:s/>és la versió que instal·lam)</text:span></text:p>
      <text:p text:style-name="P42"/>
      <text:p text:style-name="P37">5.- Compilar DIR3CAIB.</text:p>
      <text:p text:style-name="P33"/>
      <text:h text:style-name="P63" text:outline-level="2">Manuals</text:h>
      <text:p text:style-name="P33">Per consultar els manuals d'instal·lació i d'usuari (amb tots els rols disponibles) de l'aplicació, se poden cercar dins el codi descarregat de l'aplicació:</text:p>
      <text:p text:style-name="P33"/>
      <text:p text:style-name="P41">$HOME/dir3caib/doc/</text:p>
      <text:p text:style-name="P33"/>
      <text:h text:style-name="P72" text:outline-level="1">Dir3Caib v.1.0.0</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64" text:outline-level="2">Passes a seguir <text:span text:style-name="T9">per actualitzar la versió</text:span></text:h>
      <text:p text:style-name="P35">1.- Descarregar el repositori DIR3CAIB.</text:p>
      <text:p text:style-name="P35">2.- Compilar aplicació. </text:p>
      <text:p text:style-name="P35">3.- Deploy de l'aplicació.</text:p>
      <text:p text:style-name="P33"/>
      <text:h text:style-name="P72"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64" text:outline-level="2">Passes a seguir <text:span text:style-name="T9">per actualitzar la versió</text:span></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63" text:outline-level="2">Canvis i millores</text:h>
      <text:list xml:id="list2941386871" text:style-name="L1">
        <text:list-header>
          <text:p text:style-name="P48"><text:s/></text:p>
        </text:list-header>
        <text:list-item>
          <text:p text:style-name="P48">Se converteixen les dates d'importació d'unitat i oficina a TIMESTAMP.</text:p>
        </text:list-item>
        <text:list-item>
          <text:p text:style-name="P48">Refactorització ws</text:p>
        </text:list-item>
        <text:list-item>
          <text:p text:style-name="P48">afegit “estado” a la descàrrega. </text:p>
        </text:list-item>
        <text:list-item>
          <text:p text:style-name="P48">Optimització del procés de sincro</text:p>
        </text:list-item>
        <text:list-item>
          <text:p text:style-name="P48">Canvi color de l'arbre d'oficines</text:p>
        </text:list-item>
        <text:list-item>
          <text:p text:style-name="P48">Mostram més informació a les cerques d' unitats i oficines(element superior i arrel)</text:p>
        </text:list-item>
        <text:list-item>
          <text:p text:style-name="P48">Controlar que no es descarreguin les oficines abans de les unitats.</text:p>
        </text:list-item>
        <text:list-item>
          <text:p text:style-name="P48">Afegides traduccions de missatges.</text:p>
        </text:list-item>
        <text:list-item>
          <text:p text:style-name="P48">Afegir informació de si ha anat be o no les descàrregues i la importació.</text:p>
        </text:list-item>
        <text:list-item>
          <text:p text:style-name="P48">Arreglada la cerca d'Organismes destinataris externs amb accents.</text:p>
        </text:list-item>
      </text:list>
      <text:p text:style-name="P33"/>
      <text:p text:style-name="P8"/>
      <text:h text:style-name="P65" text:outline-level="2">Scripts SQL</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72"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69" text:outline-level="2">Passes a seguir <text:span text:style-name="T9">per actualitzar la versió</text:span></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63" text:outline-level="2">Canvis i millores</text:h>
      <text:list xml:id="list91852290662171" text:continue-numbering="true" text:style-name="L1">
        <text:list-item>
          <text:p text:style-name="P49">cerques organismes destinataris afegida localitat i mostrarArbre.</text:p>
        </text:list-item>
        <text:list-item>
          <text:p text:style-name="P49">Optimització Arbre d'unitats.</text:p>
        </text:list-item>
        <text:list-item>
          <text:p text:style-name="P49">Millores al procés de sincronització</text:p>
        </text:list-item>
      </text:list>
      <text:p text:style-name="P8"/>
      <text:h text:style-name="P65" text:outline-level="2">Scripts SQL</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72"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69" text:outline-level="2">Passes a seguir <text:span text:style-name="T9">per actualitzar la versió</text:span></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63" text:outline-level="2">Canvis i millores</text:h>
      <text:p text:style-name="P33"/>
      <text:list xml:id="list3065593811" text:style-name="L2">
        <text:list-item>
          <text:list>
            <text:list-item>
              <text:p text:style-name="P50">Canviat l'ordre de com es mostren les unitats a l'arbre d'una Entitat.</text:p>
            </text:list-item>
            <text:list-item>
              <text:p text:style-name="P50">Millores de rendiment en el procés de sincronització amb regweb3</text:p>
            </text:list-item>
            <text:list-item>
              <text:p text:style-name="P50">Refactoritzacions varies</text:p>
            </text:list-item>
          </text:list>
        </text:list-item>
      </text:list>
      <text:p text:style-name="P8"/>
      <text:h text:style-name="P65" text:outline-level="2">Scripts SQL</text:h>
      <text:p text:style-name="P34">La versió 1.0.3 de <text:span text:style-name="T8">DIR3CAIB</text:span> no necessita cap actualització de bbdd.</text:p>
      <text:p text:style-name="P34"/>
      <text:p text:style-name="P34"/>
      <text:p text:style-name="P34"/>
      <text:h text:style-name="P72"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69" text:outline-level="2">Passes a seguir <text:span text:style-name="T9">per actualitzar la versió</text:span></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63" text:outline-level="2">Canvis i millores</text:h>
      <text:list xml:id="list821899931" text:style-name="L3">
        <text:list-item>
          <text:p text:style-name="P51">Arreglat generar UnidadTF i OficinaTF per <text:s/>a que retorni null si no troba l' unitat o l' oficina</text:p>
        </text:list-item>
        <text:list-item>
          <text:p text:style-name="P51">Resolució de varis bugs.</text:p>
        </text:list-item>
        <text:list-item>
          <text:p text:style-name="P51">Procés de sincronització restaurat per unitats no arrel.</text:p>
        </text:list-item>
      </text:list>
      <text:p text:style-name="P8"/>
      <text:h text:style-name="P65" text:outline-level="2">Scripts SQL</text:h>
      <text:p text:style-name="P34">La versió 1.0.4 de DIR3CAIB no necessita una actualització de bbdd.</text:p>
      <text:p text:style-name="P34"/>
      <text:p text:style-name="P34"/>
      <text:h text:style-name="P73"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8" text:outline-level="2">Passes a seguir <text:span text:style-name="T9">per actualitzar la versió</text:span></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38"/>
      <text:h text:style-name="P66" text:outline-level="2">Canvis i millores</text:h>
      <text:list xml:id="list3885210758" text:style-name="L4">
        <text:list-item>
          <text:p text:style-name="P52">Controlat que s'estinga la unitat arrel.</text:p>
        </text:list-item>
        <text:list-item>
          <text:p text:style-name="P52">Envia més informació a Regweb3 per poder mostrar tots els nivells de l'arbre d'organismes quan es fa una cerca d'organisme extern.</text:p>
        </text:list-item>
        <text:list-item>
          <text:p text:style-name="P52">Per determinar si una oficina està integrada en SIR ara considera també els serveis associats a l'oficina.</text:p>
        </text:list-item>
      </text:list>
      <text:p text:style-name="P11"/>
      <text:h text:style-name="P67" text:outline-level="2">Scripts SQL</text:h>
      <text:p text:style-name="P39">La versió 1.0.5 de <text:span text:style-name="T8">DIR3CAIB</text:span> no necessita aplicar cap script d'actualització.</text:p>
      <text:p text:style-name="P39"/>
      <text:p text:style-name="P30"/>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8" text:outline-level="2">Passes a seguir <text:span text:style-name="T9">per actualitzar la versió</text:span></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40"/>
      <text:h text:style-name="P66" text:outline-level="2">Canvis i millores</text:h>
      <text:p text:style-name="Text_20_body"/>
      <text:list xml:id="list91852332394799" text:continue-numbering="true" text:style-name="L4">
        <text:list-item>
          <text:p text:style-name="P52">Corregit bug en el procés de Sincronització d'Organismes Arrel. </text:p>
        </text:list-item>
        <text:list-item>
          <text:p text:style-name="P52">Nova funcionalitat cerca d'unitats per denominació i codi. </text:p>
        </text:list-item>
        <text:list-item>
          <text:p text:style-name="P52">Afegida la auto-sincronització d'unitats i oficines per evitar grans volums d'informació. </text:p>
        </text:list-item>
        <text:list-item>
          <text:p text:style-name="P52">Optimització del procés de Sincronització. </text:p>
        </text:list-item>
        <text:list-item>
          <text:p text:style-name="P52">Canvi d'aspecte gràfic de les pantalles de dir3caib (Llistat de Fitxers, Llistat de Descàrregues, etc) </text:p>
        </text:list-item>
      </text:list>
      <text:h text:style-name="P67" text:outline-level="2">Scripts SQL</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71" text:outline-level="1"/>
      <text:h text:style-name="P74" text:outline-level="1">Dir3Caib v.1.0.<text:span text:style-name="T9">7</text:span></text:h>
      <text:p text:style-name="P46">Aquesta versió es va marcar <text:span text:style-name="T9">a</text:span> <text:span text:style-name="T9">Gener</text:span> de 201<text:span text:style-name="T9">8</text:span>.</text:p>
      <text:p text:style-name="P46"/>
      <text:p text:style-name="P46">La url des d'on se pot descarregar DIR3CAIB és:</text:p>
      <text:p text:style-name="P46"><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text:span text:style-name="T9">7</text:span></text:a></text:p>
      <text:p text:style-name="P46"/>
      <text:h text:style-name="Heading_20_2" text:outline-level="2">Pa<text:span text:style-name="T9">s</text:span>ses a seguir <text:span text:style-name="T9">per actualitzar la versió</text:span></text:h>
      <text:p text:style-name="Text_20_body"/>
      <text:list xml:id="list768907564" text:style-name="L5">
        <text:list-item>
          <text:p text:style-name="P54">Descarregar la release 1.0.7</text:p>
        </text:list-item>
        <text:list-item>
          <text:p text:style-name="P54">Copiar l’arxiu <text:span text:style-name="T10">dir3caib.ear</text:span> al servidor d’aplicacions</text:p>
        </text:list-item>
        <text:list-item>
          <text:p text:style-name="P54">Aplicar els scripts d’actualització</text:p>
        </text:list-item>
        <text:list-item>
          <text:p text:style-name="P55">Actualitzar el jar <text:span text:style-name="T10">dir3caib-ws-api-1.0.7.jar</text:span> a les aplicacions que l’emplein.</text:p>
        </text:list-item>
        <text:list-item>
          <text:p text:style-name="P54">Iniciar el servidor d’aplicacions</text:p>
        </text:list-item>
        <text:list-item>
          <text:p text:style-name="P54">Accedir a l’aplicació i al menú sincronització púlsar en primer lloc l’opció <text:span text:style-name="T10">Sincronitzar catáleg</text:span> i seguidament l’opció <text:span text:style-name="T10">Sincronitzar directori</text:span>.</text:p>
        </text:list-item>
      </text:list>
      <text:p text:style-name="P53"/>
      <text:h text:style-name="Heading_20_2" text:outline-level="2">Ca<text:span text:style-name="T9">n</text:span>vis i millores</text:h>
      <text:p text:style-name="Text_20_body"/>
      <text:list xml:id="list1420432359" text:style-name="L6">
        <text:list-item>
          <text:p text:style-name="P59">Optimització del procés de Sincronització.</text:p>
        </text:list-item>
        <text:list-item>
          <text:p text:style-name="P60">Agrupació de la sincronització d’unitats i oficines a un mateix proc<text:span text:style-name="T11">é</text:span>s.</text:p>
        </text:list-item>
        <text:list-item>
          <text:p text:style-name="P60">Canvi d'aspecte gràfic de les pantalles <text:span text:style-name="T11">i el menú </text:span>de dir3caib.</text:p>
        </text:list-item>
        <text:list-item>
          <text:p text:style-name="P61">Nova funcionalitat per disposar d’un històric de sincronitzacions.</text:p>
        </text:list-item>
      </text:list>
      <text:p text:style-name="P62"/>
      <text:h text:style-name="Heading_20_2" text:outline-level="2">Scripts <text:span text:style-name="T11">actualització</text:span> sql</text:h>
      <text:p text:style-name="Text_20_body"/>
      <text:p text:style-name="P47">Aquesta versió requereix una actualització de bbdd. Els scripts per actualitzar-la segons la bbdd emprada es troben a la carpeta: </text:p>
      <text:p text:style-name="P57"/>
      <text:list xml:id="list2630709932" text:style-name="L7">
        <text:list-item>
          <text:p text:style-name="P58">/scripts/bbdd/3.0/oracle/dir3caib_update_schema_from_1.0.<text:span text:style-name="T11">6</text:span>_to-1.0.<text:span text:style-name="T11">7</text:span>.sql</text:p>
        </text:list-item>
        <text:list-item>
          <text:p text:style-name="P58">/scripts/bbdd/3.0/<text:span text:style-name="T11">postgresql</text:span>/dir3caib_update_schema_from_1.0.<text:span text:style-name="T11">6</text:span>_to-1.0.<text:span text:style-name="T11">7</text:span>.sql</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23"><draw:image xlink:href="Pictures/100000000000002C00000036B0024401DB8B22CE.bmp" xlink:type="simple" xlink:show="embed" xlink:actuate="onLoad" loext:mime-type="image/x-MS-bmp"/></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838</meta:editing-cycles>
    <meta:editing-duration>P13DT8H3M21S</meta:editing-duration>
    <meta:initial-creator>Antoni Nadal</meta:initial-creator>
    <dc:date>2018-01-22T09:18:51.002000000</dc:date>
    <meta:printed-by>Antoni Nadal</meta:printed-by>
    <meta:print-date>2014-02-18T11:48:31.82</meta:print-date>
    <meta:document-statistic meta:table-count="3" meta:image-count="4" meta:object-count="0" meta:page-count="13" meta:paragraph-count="210" meta:word-count="1350" meta:character-count="9148" meta:non-whitespace-character-count="8063"/>
    <meta:user-defined meta:name="Información 1"/>
    <meta:user-defined meta:name="Información 2"/>
    <meta:user-defined meta:name="Información 3"/>
    <meta:user-defined meta:name="Información 4"/>
  </office:meta>
</office:document-meta>
</file>